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c1e" officeooo:paragraph-rsid="0019ec1e"/>
    </style:style>
    <style:style style:name="P2" style:family="paragraph" style:parent-style-name="Standard">
      <style:text-properties officeooo:rsid="0019ec1e" officeooo:paragraph-rsid="0019ec1e"/>
    </style:style>
    <style:style style:name="P3" style:family="paragraph" style:parent-style-name="Standard">
      <style:text-properties style:text-line-through-style="solid" style:text-line-through-type="single" officeooo:rsid="0019ec1e" officeooo:paragraph-rsid="0019ec1e"/>
    </style:style>
    <style:style style:name="T1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- Introduction</text:p>
      <text:p text:style-name="P1"><text:span text:style-name="T1">1 <text:s/>- Why Speech Enhancement and Dereverberation ?</text:span> </text:p>
      <text:p text:style-name="P1"><text:span text:style-name="T1">2 – How to extract the direct sound ?</text:span> </text:p>
      <text:p text:style-name="P3">3 – Gaussian probabilistic model</text:p>
      <text:p text:style-name="P1"><text:tab/><text:span text:style-name="T1">Comprehensive loss function</text:span></text:p>
      <text:p text:style-name="P3"><text:tab/>Intuitive parameter estimation</text:p>
      <text:p text:style-name="P3">4 – FastMNMF</text:p>
      <text:p text:style-name="P3">5 – Updates</text:p>
      <text:p text:style-name="P1"/>
      <text:p text:style-name="P3">0 – Alpha-stable Theory and Motivations</text:p>
      <text:p text:style-name="P3">6 – Interpretation of the direct sound in a reverberant environment</text:p>
      <text:p text:style-name="P3">7 – Alpha-stable theory for dereveberation</text:p>
      <text:p text:style-name="P3">8 – AR-alphaFastMNMF</text:p>
      <text:p text:style-name="P1"/>
      <text:p text:style-name="P1">0 – Parameter Estimation</text:p>
      <text:p text:style-name="P1">9 – Majoration-Minimization algorithm</text:p>
      <text:p text:style-name="P1">10 – Estimation of alpha</text:p>
      <text:p text:style-name="P1">11 – Estimation of Theta</text:p>
      <text:p text:style-name="P1">12 – Estimation of Phi</text:p>
      <text:p text:style-name="P1"/>
      <text:p text:style-name="P1">0 – Evaluation</text:p>
      <text:p text:style-name="P1">13 – Settings</text:p>
      <text:p text:style-name="P1">14 – Methods</text:p>
      <text:p text:style-name="P1">16 – Impact on estimation of alpha</text:p>
      <text:p text:style-name="P1">15 – Results</text:p>
      <text:p text:style-name="P1">17 - Demonstration</text:p>
      <text:p text:style-name="P1">18 - 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hieu Fontaine</meta:initial-creator>
    <meta:creation-date>2021-07-01T13:34:37.555781968</meta:creation-date>
    <dc:date>2021-07-07T09:00:37.933662007</dc:date>
    <meta:editing-duration>PT17H25M22S</meta:editing-duration>
    <meta:editing-cycles>2</meta:editing-cycles>
    <meta:generator>LibreOffice/7.1.1.2$MacOSX_X86_64 LibreOffice_project/fe0b08f4af1bacafe4c7ecc87ce55bb426164676</meta:generator>
    <meta:document-statistic meta:table-count="0" meta:image-count="0" meta:object-count="0" meta:page-count="1" meta:paragraph-count="24" meta:word-count="93" meta:character-count="635" meta:non-whitespace-character-count="543"/>
  </office:meta>
</office:document-meta>
</file>